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date" office:date-value="2015-02-20">
            <text:p>20.02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1" office:value-type="date" office:date-value="2015-02-21">
            <text:p>21.02.15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1" office:value-type="date" office:date-value="2015-02-22">
            <text:p>22.02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1" office:value-type="date" office:date-value="2015-02-23">
            <text:p>23.02.15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 office:value-type="date" office:date-value="2015-02-24">
            <text:p>24.02.15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" office:value-type="string">
            <text:p>25.02.15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27.02.15</text:p>
          </table:table-cell>
          <table:table-cell office:value-type="float" office:value="3">
            <text:p>3</text:p>
          </table:table-cell>
        </table:table-row>
        <table:table-row table:style-name="ro1" table:number-rows-repeated="104856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0000-00-00T20:15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15M13S</meta:editing-duration>
    <meta:editing-cycles>9</meta:editing-cycles>
    <meta:generator>LibreOffice/4.0.4.2$Linux_X86_64 LibreOffice_project/400m0$Build-2</meta:generator>
    <dc:date>2015-02-27T20:17:47</dc:date>
    <dc:creator>root </dc:creator>
    <meta:document-statistic meta:table-count="3" meta:cell-count="14" meta:object-count="0"/>
    <meta:user-defined meta:name="Info 1"/>
    <meta:user-defined meta:name="Info 2"/>
    <meta:user-defined meta:name="Info 3"/>
    <meta:user-defined meta:name="Info 4"/>
  </office:meta>
</office:document-meta>
</file>